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background-color="#ffff00"/>
    </style:style>
    <style:style style:name="P2" style:family="paragraph" style:parent-style-name="List_20_Paragraph">
      <style:paragraph-properties fo:margin-left="1.886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background-color="#ffff00"/>
    </style:style>
    <style:style style:name="T2" style:family="text">
      <style:text-properties fo:color="#000000" style:font-name="Consolas" fo:font-size="18pt" fo:background-color="#ffff00" style:font-name-asian="Consolas" style:font-size-asian="18pt" style:font-name-complex="Consolas" style:font-size-complex="18pt"/>
    </style:style>
    <style:style style:name="T3" style:family="text">
      <style:text-properties fo:color="#000000" style:font-name="Consolas" fo:font-size="18pt" fo:font-style="italic" fo:background-color="#ffff00" style:font-name-asian="Consolas" style:font-size-asian="18pt" style:font-style-asian="italic" style:font-name-complex="Consolas" style:font-size-complex="18pt" style:font-style-complex="italic"/>
    </style:style>
    <style:style style:name="T4" style:family="text">
      <style:text-properties fo:color="#000000" style:font-name="Consolas" fo:font-size="18pt" style:text-underline-style="solid" style:text-underline-width="auto" style:text-underline-color="font-color" fo:background-color="#ffff00" style:font-name-asian="Consolas" style:font-size-asian="18pt" style:font-name-complex="Consolas" style:font-size-complex="18pt"/>
    </style:style>
    <style:style style:name="T5" style:family="text">
      <style:text-properties fo:color="#000000" style:font-name="Consolas" fo:font-size="13pt" fo:background-color="#ffff00" style:font-name-asian="Consolas" style:font-size-asian="13pt" style:font-name-complex="Consolas" style:font-size-complex="13pt"/>
    </style:style>
    <style:style style:name="T6" style:family="text">
      <style:text-properties fo:color="#000000" style:font-name="Consolas" fo:font-size="13pt" fo:font-style="italic" fo:background-color="#ffff00" style:font-name-asian="Consolas" style:font-size-asian="13pt" style:font-style-asian="italic" style:font-name-complex="Consolas" style:font-size-complex="13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INSTRUCCIONES CONDICIONALES <text:s/>SOLO CON PARTE VERDADERA</text:p>
      <text:p text:style-name="List_20_Paragraph">3. <text:span text:style-name="T1">Leer un número y determinar si positivo Imprimir un letrero si es positivo.</text:span></text:p>
      <text:p text:style-name="List_20_Paragraph">4. <text:span text:style-name="T1">Leer un número y calcular su raíz cuadrada. Nota: Sólo se puede calcular la raíz cuadrada de números positivos. Para esto debe preguntar si el número es mayor que cero y calcular su raíz e imprimirla. Nota: usar </text:span><text:span text:style-name="T2"><text:s/></text:span><text:span text:style-name="T5"><text:s/>Math.</text:span><text:span text:style-name="T6">sqrt</text:span><text:span text:style-name="T5">(nombre Variable);</text:span></text:p>
      <text:p text:style-name="List_20_Paragraph">5. Leer un número y determinar si es par. <text:s/>Imprimir un letrero si es par.</text:p>
      <text:p text:style-name="List_20_Paragraph">6.<text:span text:style-name="T1">Leer un salario y determinar si es mayor que el mínimo interprofesional. </text:span></text:p>
      <text:p text:style-name="P1"><text:s text:c="4"/>Declarar el mínimo interprofesional como una CONSTANTE y su valor es 650.47 </text:p>
      <text:p text:style-name="P1"><text:s text:c="3"/>Imprimir un letrero si el salario tecleado es mayor que el interprofesional</text:p>
      <text:p text:style-name="Standard"/>
      <text:p text:style-name="P2"/>
      <text:p text:style-name="Standard"><text:s text:c="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ide</meta:initial-creator>
    <meta:editing-cycles>9</meta:editing-cycles>
    <meta:creation-date>2014-05-05T08:49:00</meta:creation-date>
    <dc:date>2015-05-06T09:42:43.90</dc:date>
    <meta:editing-duration>PT6M44S</meta:editing-duration>
    <meta:generator>OpenOffice/4.1.1$Win32 OpenOffice.org_project/411m6$Build-9775</meta:generator>
    <meta:document-statistic meta:table-count="0" meta:image-count="0" meta:object-count="0" meta:page-count="1" meta:paragraph-count="8" meta:word-count="112" meta:character-count="6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